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5cf7a" officeooo:paragraph-rsid="0005cf7a"/>
    </style:style>
    <style:style style:name="P2" style:family="paragraph" style:parent-style-name="Standard">
      <style:paragraph-properties fo:line-height="200%"/>
      <style:text-properties officeooo:rsid="0005cf7a" officeooo:paragraph-rsid="0005cf7a"/>
    </style:style>
    <style:style style:name="P3" style:family="paragraph" style:parent-style-name="Standard">
      <style:paragraph-properties fo:line-height="200%"/>
      <style:text-properties officeooo:rsid="00077481" officeooo:paragraph-rsid="000774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we need a title page?</text:p>
      <text:p text:style-name="P1">Make formatting pretty?</text:p>
      <text:p text:style-name="P1"/>
      <text:p text:style-name="P1"><text:tab/>The operator+ function works like a merge of the “merge sort” algorithm. The iterators go from back to front so we take each term from smallest to largest and call the insert_term function on each one. Normally, insert_term is O(n) on the size of the polynomial. But because of the order that the terms are inserted, the insertion point found by insert_term will always be the head. So all calls to insert_term from operator+ are O(1), making the efficiency of operator+ O(m+n) on the sizes of the two polynomials being merged.</text:p>
      <text:p text:style-name="P1"/>
      <text:p text:style-name="P3">Assumptions and limitations</text:p>
      <text:p text:style-name="P3">The program assumes staying within the limits of a normal integer type. Larger numbers can cause unexpected behavior.</text:p>
      <text:p text:style-name="P3">The parser takes any alphabetic character as x. For example, “3Y-r” will be interpreted as “3x-x”. No warning is given to the user about th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6:08:27.784000000</meta:creation-date>
    <dc:date>2015-10-06T17:11:15.443000000</dc:date>
    <meta:editing-duration>PT14M37S</meta:editing-duration>
    <meta:editing-cycles>2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6" meta:word-count="146" meta:character-count="861" meta:non-whitespace-character-count="720"/>
  </office:meta>
</office:document-meta>
</file>